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style>
    <style:style style:name="P2" style:parent-style-name="NoSpacing" style:family="paragraph">
      <style:text-properties fo:font-size="1pt" style:font-size-asian="1pt"/>
    </style:style>
    <style:style style:name="P3" style:parent-style-name="NoSpacing" style:family="paragraph">
      <style:text-properties fo:font-size="1pt" style:font-size-asian="1pt"/>
    </style:style>
    <style:style style:name="T4" style:parent-style-name="DefaultParagraphFont" style:family="text">
      <style:text-properties fo:language="en"/>
    </style:style>
    <style:style style:name="P5" style:parent-style-name="NoSpacing" style:family="paragraph">
      <style:text-properties style:font-name-complex="Calibri" fo:language="en"/>
    </style:style>
    <style:style style:name="P6" style:parent-style-name="NoSpacing" style:family="paragraph">
      <style:text-properties style:font-name-complex="Calibri" fo:language="en"/>
    </style:style>
    <style:style style:name="P7" style:parent-style-name="NoSpacing" style:family="paragraph">
      <style:text-properties style:font-name-complex="Calibri" fo:language="en"/>
    </style:style>
    <style:style style:name="P8" style:parent-style-name="NoSpacing" style:family="paragraph">
      <style:text-properties style:font-name-complex="Calibri" fo:language="en"/>
    </style:style>
    <style:style style:name="P9" style:parent-style-name="NoSpacing" style:family="paragraph">
      <style:text-properties style:font-name-complex="Calibri" fo:language="en"/>
    </style:style>
    <style:style style:name="P10" style:parent-style-name="NoSpacing" style:family="paragraph">
      <style:text-properties style:font-name-complex="Calibri" fo:language="en"/>
    </style:style>
    <style:style style:name="P11" style:parent-style-name="NoSpacing" style:family="paragraph">
      <style:text-properties style:font-name-complex="Calibri" fo:language="en"/>
    </style:style>
    <style:style style:name="P12" style:parent-style-name="NoSpacing" style:family="paragraph">
      <style:text-properties style:font-name-complex="Calibri" fo:language="en"/>
    </style:style>
    <style:style style:name="P13" style:parent-style-name="NoSpacing" style:family="paragraph">
      <style:text-properties style:font-name-complex="Calibri" fo:language="en"/>
    </style:style>
    <style:style style:name="P14" style:parent-style-name="NoSpacing" style:family="paragraph">
      <style:text-properties style:font-name-complex="Calibri" fo:language="en"/>
    </style:style>
    <style:style style:name="P15" style:parent-style-name="NoSpacing" style:family="paragraph">
      <style:text-properties style:font-name-complex="Calibri" fo:language="en"/>
    </style:style>
    <style:style style:name="T16" style:parent-style-name="DefaultParagraphFont" style:family="text">
      <style:text-properties fo:language="en"/>
    </style:style>
    <style:style style:name="P17" style:parent-style-name="NoSpacing" style:family="paragraph">
      <style:text-properties style:font-name-complex="Calibri" fo:language="en"/>
    </style:style>
    <style:style style:name="P18" style:parent-style-name="NoSpacing" style:family="paragraph">
      <style:text-properties style:font-name-complex="Calibri" fo:language="en"/>
    </style:style>
    <style:style style:name="P19" style:parent-style-name="NoSpacing" style:family="paragraph">
      <style:text-properties style:font-name-complex="Calibri" fo:language="en"/>
    </style:style>
    <style:style style:name="P20" style:parent-style-name="NoSpacing" style:family="paragraph">
      <style:text-properties style:font-name-complex="Calibri" fo:language="en"/>
    </style:style>
    <style:style style:name="P21" style:parent-style-name="NoSpacing" style:family="paragraph">
      <style:text-properties style:font-name-complex="Calibri" fo:language="en"/>
    </style:style>
    <style:style style:name="P22" style:parent-style-name="NoSpacing" style:family="paragraph">
      <style:text-properties style:font-name-complex="Calibri" fo:language="en"/>
    </style:style>
    <style:style style:name="P23" style:parent-style-name="NoSpacing" style:family="paragraph">
      <style:text-properties style:font-name-complex="Calibri" fo:language="en"/>
    </style:style>
    <style:style style:name="P24" style:parent-style-name="Heading3" style:family="paragraph">
      <style:text-properties fo:language="en" fo:country="US"/>
    </style:style>
    <style:style style:name="P25" style:parent-style-name="NoSpacing" style:family="paragraph">
      <style:text-properties fo:language="en" fo:country="US"/>
    </style:style>
    <style:style style:name="P26" style:parent-style-name="NoSpacing" style:family="paragraph">
      <style:text-properties fo:language="en" fo:country="US"/>
    </style:style>
  </office:automatic-styles>
  <office:body>
    <office:text text:use-soft-page-breaks="true">
      <text:h text:style-name="P1" text:outline-level="1">User profile</text:h>
      <text:h text:style-name="Heading2" text:outline-level="2">Book share<text:s/>-</text:h>
      <text:h text:style-name="Heading3" text:outline-level="3">Name: Jeff Buckingham</text:h>
      <text:p text:style-name="NoSpacing">Age: 22</text:p>
      <text:p text:style-name="NoSpacing">Occupation: junior software dev</text:p>
      <text:p text:style-name="NoSpacing"/>
      <text:p text:style-name="NoSpacing">Hobbies: coding challenges, chess tournaments, miniature building(Warhammer)</text:p>
      <text:p text:style-name="NoSpacing"/>
      <text:p text:style-name="NoSpacing">Backstory: recent college alum, has started working in a not so great paying development job. Travels a lot from Dundalk to Dublin for it. Must use public transport. Lives with two roommates, Charles and Bob. Like a few pints at the weekends. Cooks his own pizza.</text:p>
      <text:p text:style-name="NoSpacing"/>
      <text:p text:style-name="NoSpacing">Reason for using app: has a lot of old college text books that he doesn’t use as he is learning new coding languages. Would like to supplement his income by loaning them out monthly. Clients could be in either Dundalk or Dublin as he is frequently in both. Doesn’t want to sell them outright as may still need them somewhere down the line.</text:p>
      <text:p text:style-name="NoSpacing"/>
      <text:p text:style-name="P2"/>
      <text:h text:style-name="Heading3" text:outline-level="3">Name: Owen Thunderguns</text:h>
      <text:p text:style-name="NoSpacing">Age: 42</text:p>
      <text:p text:style-name="NoSpacing">Occupation: Lecturer</text:p>
      <text:p text:style-name="NoSpacing">Hobbies: Stunt coordinator, c++/java savant</text:p>
      <text:p text:style-name="NoSpacing"/>
      <text:p text:style-name="NoSpacing">Backstory: has been lecturing for many a year now. <text:s/>12 to be precise. Enjoys helping out students with all their issues. Participates in a gov thinktank about security issues in banking software. And runs a summer internship at the college fostering student’s growth.</text:p>
      <text:p text:style-name="NoSpacing"/>
      <text:p text:style-name="NoSpacing">Reason for using app: has a library full<text:s/>of<text:s/>old yet usable programming textbooks that doesn’t use all the time. Wants to make them available for students who either can’t get them because they are out in library or afford them due to high text book prices. Loan fees wouldn’t be high. May even be giving away a few that he knows he really won’t need.</text:p>
      <text:p text:style-name="NoSpacing"/>
      <text:p text:style-name="P3"/>
      <text:h text:style-name="Heading3" text:outline-level="3"><text:span text:style-name="T4">Name: Michael Burns</text:span></text:h>
      <text:p text:style-name="P5">Age: 43</text:p>
      <text:p text:style-name="P6">Occupation/Education: Mature Software Dev. Student, 2nd Year</text:p>
      <text:p text:style-name="P7">Hobbies: reading, coding, gardening</text:p>
      <text:p text:style-name="P8"/>
      <text:p text:style-name="P9">Background: Recently laid off from his longterm working position at a construction company, Michael has decided to reaffirm his life and look to IT for work. He has completed one of a three-year course, commutes to college daily, and works parttime at a local newsagents to make ends meet when paying college &amp; travel fees.</text:p>
      <text:p text:style-name="P10"/>
      <text:p text:style-name="P11">Reasons to use app: Short on Cash, Michael would prefer to save where he can. The college library offers a wide array of digital ebooks but he struggles to study off a screen and has an absolute preference on reading an analog copy instead.</text:p>
      <text:p text:style-name="P12"/>
      <text:p text:style-name="P13"/>
      <text:p text:style-name="P14"/>
      <text:p text:style-name="P15"/>
      <text:p text:style-name="NoSpacing"/>
      <text:soft-page-break/>
      <text:p text:style-name="NoSpacing">•<text:tab/>Stephen , 21 , Computing student</text:p>
      <text:p text:style-name="NoSpacing">•<text:tab/>Assigned weekly reading for his C++ course</text:p>
      <text:p text:style-name="NoSpacing">•<text:tab/>Book name: <text:s/>Counting of Accelerated C++ by Andrew Koenig and Barbara E. Moo.</text:p>
      <text:p text:style-name="NoSpacing">•<text:tab/>Cost: €30</text:p>
      <text:p text:style-name="NoSpacing"/>
      <text:p text:style-name="NoSpacing">Stephen is unable to get €30 as he does not have a part time job therefore he has not got enough income to purchase this book. He is worried that not buying the book will have a hindrance on his education.</text:p>
      <text:p text:style-name="NoSpacing"/>
      <text:p text:style-name="NoSpacing">Stephen could use the book sharing app to borrow a book from someone who owns the book that no longer needs or wants it. Even if Stephen was able to afford the book himself it would probably be more beneficial to borrow the book off someone because he only needs it for his 3rd year of college, therefore it would be pointless to have a copy of the book for himself.</text:p>
      <text:p text:style-name="NoSpacing"/>
      <text:p text:style-name="NoSpacing">If the book was unavailable on the website, he could add it to his “want list”. This would allow him to get notified as soon as the book becomes available to him.</text:p>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soft-page-break/>
      <text:h text:style-name="Heading2" text:outline-level="2">Food Kamikaze -<text:s/></text:h>
      <text:h text:style-name="Heading3" text:outline-level="3">Name: Rachael Murphy</text:h>
      <text:p text:style-name="NoSpacing">Age: 19</text:p>
      <text:p text:style-name="NoSpacing">Occupation: student</text:p>
      <text:p text:style-name="NoSpacing">Hobbies: hiking, competitive frisbee league, travelling and concerts</text:p>
      <text:p text:style-name="NoSpacing"/>
      <text:p text:style-name="NoSpacing">Backstory: computing student, commutes 1.5 hours each day. In her final year so big projects on the go. Will be spending a lot of time working away on projects in the labs with team members. Needs to get work done in college as her machine at home cant run the required software.<text:s/></text:p>
      <text:p text:style-name="NoSpacing"/>
      <text:p text:style-name="NoSpacing">Reason for using app: it being crunch time and with lots of things on need to get fed and back to work quickly before it breaks the flow to much. So being able to get food delivered to the lab or close by would be a god send. One less thing to worry about.</text:p>
      <text:p text:style-name="NoSpacing"/>
      <text:h text:style-name="Heading3" text:outline-level="3">Name: Felicity Sanchez</text:h>
      <text:p text:style-name="NoSpacing">Age: 31</text:p>
      <text:p text:style-name="NoSpacing">Occupation: adjunct lecturer</text:p>
      <text:p text:style-name="NoSpacing">Hobbies: dog walking, designing websites for local non-profits, avid fan of fantasy fiction, loves her coffee</text:p>
      <text:p text:style-name="NoSpacing"/>
      <text:p text:style-name="NoSpacing">Reason for using app: as a coffee lover and currently in a cast after hurting her leg ona <text:s/>marathon dog walk. She would love to be able to get food delivered as opposed to trekking a distance. Would be invaluable to making her life easier. If it could get delivered to her office even better but a close pick up point would be great.</text:p>
      <text:p text:style-name="NoSpacing"/>
      <text:h text:style-name="Heading3" text:outline-level="3"><text:span text:style-name="T16">Name: Shiggy Miyamoto</text:span></text:h>
      <text:p text:style-name="P17">Age: 24</text:p>
      <text:p text:style-name="P18">Occupation: Games Dev. Student, 4th year.</text:p>
      <text:p text:style-name="P19">Hobbies: Gamejams, sleeping</text:p>
      <text:p text:style-name="P20"/>
      <text:p text:style-name="P21">Background: An easily stressed indiviual, shiggy pushes off most other priorities until his currrent focus is completed entirely to properly feel at eease. In his final year he is giving everything he has to his final project.</text:p>
      <text:p text:style-name="P22"/>
      <text:p text:style-name="P23">Reasons to use app: Can't stand the thought of walking and ordering food taking as much as half an hour to 45 minutes out of his work. He'd prefer little to no waiting time so he can easily return to his work.</text:p>
      <text:p text:style-name="NoSpacing"/>
      <text:h text:style-name="P24" text:outline-level="3">Sarah<text:s/></text:h>
      <text:p text:style-name="P25">is a retail assistant and works long hours, <text:s/>she gets a 1 hour break during an 8 hour shift which is split into 2 x 15 mins and 1 x 30 mins. She usually gets her lunch from the canteen during her 30 minute break. However this often results in her having to eat it very quickly and sometimes not getting to finish it and only getting to eat a small part of it. This is caused by long waiting times.<text:s/></text:p>
      <text:p text:style-name="P26">The food delivery app would be great for Sarah as she would receive her food at the start of her break, meaning she wouldn’t have to try and eat it too quickly. This would allow Sarah to also do different things during her break such as getting a breath of fresh air.</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style:vertical-align="baseline" fo:margin-bottom="0in" fo:line-height="100%"/>
      <style:text-properties style:font-name="Calibri" style:font-name-asian="Calibri" style:font-name-complex="Times New Roman"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ick Mc Donnell</meta:initial-creator>
    <dc:creator>Patrick Mc Donnell</dc:creator>
    <meta:creation-date>2018-09-27T11:26:00Z</meta:creation-date>
    <dc:date>2018-09-27T11:34:00Z</dc:date>
    <meta:template xlink:href="Normal" xlink:type="simple"/>
    <meta:editing-cycles>6</meta:editing-cycles>
    <meta:editing-duration>PT480S</meta:editing-duration>
    <meta:document-statistic meta:page-count="3" meta:paragraph-count="11" meta:word-count="825" meta:character-count="5521" meta:row-count="39" meta:non-whitespace-character-count="4707"/>
  </office:meta>
</office:document-meta>
</file>